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P2" style:family="paragraph" style:parent-style-name="Standard">
      <style:text-properties style:text-position="0% 100%" style:font-name="Arial" fo:font-size="11pt" style:font-name-asian="Arial1" style:font-size-asian="11pt" style:font-name-complex="Arial1" style:font-size-complex="11pt"/>
    </style:style>
    <style:style style:name="P3" style:family="paragraph" style:parent-style-name="Standard">
      <style:text-properties style:text-position="0% 100%" style:font-name="Arial" fo:font-size="11pt" fo:font-style="normal" style:font-name-asian="Arial1" style:font-size-asian="11pt" style:font-style-asian="normal" style:font-name-complex="Arial1" style:font-size-complex="11pt" style:font-style-complex="normal"/>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9" style:family="paragraph" style:parent-style-name="Standard" style:list-style-name="WWNum5">
      <style:paragraph-properties fo:margin-left="0.25in" fo:margin-right="0in" fo:text-indent="-0.25in" style:auto-text-indent="false"/>
    </style:style>
    <style:style style:name="P10" style:family="paragraph" style:parent-style-name="Standard" style:list-style-name="WWNum6">
      <style:paragraph-properties fo:margin-left="0.25in" fo:margin-right="0in" fo:text-indent="-0.25in" style:auto-text-indent="false"/>
    </style:style>
    <style:style style:name="P11" style:family="paragraph" style:parent-style-name="Standard">
      <style:paragraph-properties fo:margin-left="0.25in" fo:margin-right="0in" fo:text-indent="0in" style:auto-text-indent="false"/>
    </style:style>
    <style:style style:name="P12" style:family="paragraph" style:parent-style-name="Standard">
      <style:paragraph-properties fo:margin-left="0.25in" fo:margin-right="0in" fo:text-indent="0in" style:auto-text-indent="false"/>
      <style:text-properties style:text-position="0% 100%" style:font-name="Arial" fo:font-size="11pt" fo:font-style="normal" style:font-name-asian="Arial1" style:font-size-asian="11pt" style:font-style-asian="normal" style:font-name-complex="Arial1" style:font-size-complex="11pt" style:font-style-complex="normal"/>
    </style:style>
    <style:style style:name="P13" style:family="paragraph" style:parent-style-name="Standard">
      <style:paragraph-properties fo:margin-left="0.25in" fo:margin-right="0in" fo:text-indent="0in" style:auto-text-indent="false"/>
      <style:text-properties style:text-position="0% 100%" style:font-name="Arial" fo:font-size="11pt" style:font-name-asian="Arial1" style:font-size-asian="11pt" style:font-name-complex="Arial1" style:font-size-complex="11pt"/>
    </style:style>
    <style:style style:name="P14" style:family="paragraph" style:parent-style-name="Standard" style:list-style-name="WWNum1">
      <style:paragraph-properties fo:margin-left="0.2362in" fo:margin-right="0in" fo:text-indent="-0.2362in" style:auto-text-indent="false"/>
    </style:style>
    <style:style style:name="P15" style:family="paragraph" style:parent-style-name="Standard" style:list-style-name="WWNum2">
      <style:paragraph-properties fo:margin-left="0.2362in" fo:margin-right="0in" fo:text-indent="-0.2362in" style:auto-text-indent="false"/>
    </style:style>
    <style:style style:name="P16" style:family="paragraph" style:parent-style-name="Standard">
      <style:paragraph-properties fo:margin-left="0.2362in" fo:margin-right="0in" fo:text-indent="0in" style:auto-text-indent="false"/>
      <style:text-properties style:text-position="0% 100%" style:font-name="Arial" fo:font-size="11pt" style:font-name-asian="Arial1" style:font-size-asian="11pt" style:font-name-complex="Arial1" style:font-size-complex="11pt"/>
    </style:style>
    <style:style style:name="P17" style:family="paragraph" style:parent-style-name="Standard">
      <style:paragraph-properties fo:margin-left="0.5in" fo:margin-right="0in" fo:text-indent="0in" style:auto-text-indent="false"/>
      <style:text-properties style:text-position="0% 100%" style:font-name="Arial" fo:font-size="11pt" style:font-name-asian="Arial1" style:font-size-asian="11pt" style:font-name-complex="Arial1" style:font-size-complex="11pt"/>
    </style:style>
    <style:style style:name="P18" style:family="paragraph" style:parent-style-name="Standard" style:list-style-name="WWNum3">
      <style:paragraph-properties fo:margin-left="0.7874in" fo:margin-right="0in" fo:text-indent="-0.1965in" style:auto-text-indent="false"/>
    </style:style>
    <style:style style:name="P1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0"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2957in" style:auto-text-indent="false" fo:break-before="auto" fo:break-after="auto" fo:padding="0in" fo:border="none" fo:keep-with-next="auto"/>
    </style:style>
    <style:style style:name="P21"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2957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22"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24" style:family="paragraph" style:parent-style-name="Standard" style:list-style-name="WWNum4">
      <style:paragraph-properties fo:margin-left="-0.0457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26" style:family="paragraph" style:parent-style-name="Heading_20_3" style:master-page-name="Standard">
      <style:paragraph-properties style:page-number="1"/>
    </style:style>
    <style:style style:name="T1" style:family="text">
      <style:text-properties style:text-position="0% 100%" fo:font-size="16pt" fo:font-weight="bold" style:font-size-asian="16pt" style:font-weight-asian="bold" style:font-size-complex="16pt" style:font-weight-complex="bold"/>
    </style:style>
    <style:style style:name="T2" style:family="text">
      <style:text-properties style:text-position="0% 100%" fo:font-size="16pt" fo:font-style="italic" fo:font-weight="bold" style:font-size-asian="16pt" style:font-style-asian="italic" style:font-weight-asian="bold" style:font-size-complex="16pt" style:font-style-complex="italic" style:font-weight-complex="bold"/>
    </style:style>
    <style:style style:name="T3" style:family="text">
      <style:text-properties style:text-position="0% 100%" fo:font-size="16pt" fo:font-weight="normal" style:font-size-asian="16pt" style:font-weight-asian="normal" style:font-size-complex="16pt" style:font-weight-complex="normal"/>
    </style:style>
    <style:style style:name="T4" style:family="text">
      <style:text-properties style:text-position="0% 100%" style:font-name="Arial" fo:font-size="11pt" style:font-name-asian="Arial1" style:font-size-asian="11pt" style:font-name-complex="Arial1" style:font-size-complex="11pt"/>
    </style:style>
    <style:style style:name="T5" style:family="text">
      <style:text-properties style:text-position="0% 100%" style:font-name="Arial" fo:font-size="11pt" fo:font-style="italic" style:font-name-asian="Arial1" style:font-size-asian="11pt" style:font-style-asian="italic" style:font-name-complex="Arial1" style:font-size-complex="11pt" style:font-style-complex="italic"/>
    </style:style>
    <style:style style:name="T6" style:family="text">
      <style:text-properties style:text-position="0% 100%" style:font-name="Arial" fo:font-size="11pt" fo:font-weight="bold" style:font-name-asian="Arial1" style:font-size-asian="11pt" style:font-weight-asian="bold" style:font-name-complex="Arial1" style:font-size-complex="11pt" style:font-weight-complex="bold"/>
    </style:style>
    <style:style style:name="T7" style:family="text">
      <style:text-properties style:text-position="0% 100%" style:font-name="Arial" fo:font-size="11pt" style:text-underline-style="solid" style:text-underline-width="auto" style:text-underline-color="font-color" style:font-name-asian="Arial1" style:font-size-asian="11pt" style:font-name-complex="Arial1" style:font-size-complex="11pt"/>
    </style:style>
    <style:style style:name="T8" style:family="text">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T9" style:family="text">
      <style:text-properties style:text-position="0% 100%" style:font-name="Arial" fo:font-size="11pt" fo:font-style="normal" style:font-name-asian="Arial1" style:font-size-asian="11pt" style:font-style-asian="normal" style:font-name-complex="Arial1" style:font-size-complex="11pt" style:font-style-complex="normal"/>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super 58%" style:font-name="Arial" fo:font-size="10.5pt"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T19" style:family="text">
      <style:text-properties fo:font-variant="normal" fo:text-transform="none" fo:color="#000000" style:text-line-through-style="none" style:text-line-through-type="none" style:text-position="super 58%"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Safer Recruitment Policy <text:s text:c="21"/></text:span><text:span text:style-name="T2"><text:s text:c="8"/></text:span></text:p>
      <text:p text:style-name="P1"/>
      <text:p text:style-name="P4"><text:span text:style-name="T10">As an Equal Opportunities employer, the Out of School Club welcomes applications from all sections of the community.</text:span></text:p>
      <text:p text:style-name="P7"/>
      <text:p text:style-name="P4"><text:span text:style-name="T11">Mandy Grosse </text:span><text:span text:style-name="T10">Will continue to update her <text:s/>training in this area every two years, and will ensure that all checks are completed on any individual applying for a job. </text:span></text:p>
      <text:p text:style-name="P7"/>
      <text:p text:style-name="P4"><text:span text:style-name="T10">The Out of School Club follows the principles and good practice guidance for Safer Recruitment as recommended by Barnsley’s Safeguarding Children Partnership and Sheffield Children &amp; Young People’s Directorate.</text:span></text:p>
      <text:p text:style-name="P2"/>
      <text:list xml:id="list3524049046" text:style-name="WWNum5">
        <text:list-item>
          <text:p text:style-name="P9"><text:span text:style-name="T4">All posts will be advertised locally, on Barnsley FIS website and in the Job Centre Job advertisements, as well as on our Facebook page. This will include a brief statement about the Club’s commitment to safeguarding all of our children in our care, and promoting the welfare of the children and make it clear that the successful applicant will be required to undertake a DBS check.</text:span></text:p>
        </text:list-item>
      </text:list>
      <text:p text:style-name="P12"/>
      <text:list xml:id="list2411446873" text:style-name="WWNum6">
        <text:list-item>
          <text:p text:style-name="P10"><text:span text:style-name="T4">Only applications received on the Club’s standard job application form will be considered</text:span><text:span text:style-name="T5">, </text:span><text:span text:style-name="T4">CV’s will NOT be accepted. </text:span></text:p>
        </text:list-item>
      </text:list>
      <text:p text:style-name="P2"/>
      <text:p text:style-name="P11"><text:span text:style-name="T4">The application pack that has been devised, includes the standard application form, job description, person specification, equal opportunity and Diversity policy, health declaration form (which will be asked to be completed, and placed in a sealed envelope, and will only be opened if the candidate has been offered the job, and they have accepted the post, if not, we will send it back to the applicants still sealed) , detailed statement about the commitment to safeguarding and promoting the welfare of children and background information about the out of school club.</text:span></text:p>
      <text:p text:style-name="P13"/>
      <text:list xml:id="list4820205816015" text:continue-numbering="true" text:style-name="WWNum6">
        <text:list-item>
          <text:p text:style-name="P10"><text:span text:style-name="T4">Applicants are expected to declare any convictions, cautions and any court orders that may disqualify them or affect their suitability to work with children and include this information with the application form, if there is anything on this form that deems the candidate unable to work with children, Ofsted would be informed about this person.</text:span></text:p>
        </text:list-item>
      </text:list>
      <text:p text:style-name="P2"/>
      <text:list xml:id="list4819687079493" text:continue-numbering="true" text:style-name="WWNum6">
        <text:list-item>
          <text:p text:style-name="P10"><text:span text:style-name="T4">Applicants will be short listed for interview by a designated group of the Management team, at least one of the group will be a designated safer recruitment certificate holder. And will interview potential staff on the basis of the written job description and employee specification being covered. </text:span></text:p>
        </text:list-item>
      </text:list>
      <text:p text:style-name="P2"/>
      <text:list xml:id="list4820866700074" text:continue-numbering="true" text:style-name="WWNum6">
        <text:list-item>
          <text:p text:style-name="P10"><text:span text:style-name="T4">Applicants who are rejected at this stage will be informed either by telephone or letter/ email. (their sealed health declaration will be sent back to them)</text:span></text:p>
        </text:list-item>
      </text:list>
      <text:p text:style-name="P2"/>
      <text:list xml:id="list4129831666" text:style-name="WWNum1">
        <text:list-item>
          <text:p text:style-name="P14"><text:span text:style-name="T4">References will be in writing on the form provided by us, this can be by email or royal mail if necessary, letters or open references will only be accepted, by an applicant that doesn’t have a previous employer, and the management team will ALWAYS contact the referee via telephone to ensure they are a legitimate person. <text:s/></text:span></text:p>
        </text:list-item>
      </text:list>
      <text:p text:style-name="P16"/>
      <text:list xml:id="list4820359289234" text:continue-numbering="true" text:style-name="WWNum1">
        <text:list-item>
          <text:p text:style-name="P14"><text:span text:style-name="T4">References from relatives or people writing solely as friends are not acceptable, unless there are no previous employers or tutors. In this situation we would require 3 references at the very least. These will act as character references. We will again, also telephone them to confirm legitimacy. </text:span></text:p>
        </text:list-item>
      </text:list>
      <text:p text:style-name="P17"/>
      <text:list xml:id="list4820578295980" text:continue-numbering="true" text:style-name="WWNum1">
        <text:list-item>
          <text:p text:style-name="P14"><text:span text:style-name="T4">Shortlisted applicants will be asked to bring the following information &amp; documents to the interview. All documents must be original and </text:span><text:span text:style-name="T6">not </text:span><text:span text:style-name="T4">photocopies.</text:span></text:p>
        </text:list-item>
      </text:list>
      <text:list xml:id="list3230593437" text:style-name="WWNum3">
        <text:list-item>
          <text:p text:style-name="P18"><text:soft-page-break/><text:span text:style-name="T4">Proof of identity such as passport, driving licence or birth certificate alongside documents that prove their current address (within the last 3 months)</text:span></text:p>
        </text:list-item>
        <text:list-item>
          <text:p text:style-name="P18"><text:span text:style-name="T4">Evidence to confirm that the applicant is permitted to work in this country such as National Insurance number, P45, UK residence permit.</text:span></text:p>
        </text:list-item>
        <text:list-item>
          <text:p text:style-name="P18"><text:span text:style-name="T4">Evidence of relevant professional, vocational and academic qualifications such as </text:span><text:span text:style-name="T7">original </text:span><text:span text:style-name="T4">certificates, a letter of confirmation from the awarding body or a certified copy from the awarding body if the original is not available.</text:span></text:p>
        </text:list-item>
      </text:list>
      <text:p text:style-name="P2"/>
      <text:p text:style-name="Standard"><text:span text:style-name="T6">THE INTERVIEW </text:span><text:span text:style-name="T4">(done in person, however in such cases as a Pandemic we may do these via teams/zoom meetings)</text:span></text:p>
      <text:p text:style-name="Standard"><text:span text:style-name="T4">There will be two parts to the interview, part one is the formal questions, part two will be an hour within an afternoon session, to enable the staff to see how the interviewee gets along with the children and to see if it is what the interviewee had envisaged when applying for the job.</text:span></text:p>
      <text:p text:style-name="P2"/>
      <text:list xml:id="list4820457687456" text:continue-list="list4820866700074" text:style-name="WWNum6">
        <text:list-item>
          <text:p text:style-name="P10"><text:span text:style-name="T4">At the interview, applicants will all be asked the same list of questions, one of which will always ask a safeguarding question, these question swill always be drawn up together with the management team prior to the interview based on the relevant job description.</text:span></text:p>
        </text:list-item>
      </text:list>
      <text:p text:style-name="P19"/>
      <text:list xml:id="list4819677102780" text:continue-numbering="true" text:style-name="WWNum6">
        <text:list-item>
          <text:p text:style-name="P10"><text:span text:style-name="T4">The notes made during the interview will be kept with the application form and stored for 6 months of the closing date of the Job Advertised. </text:span></text:p>
        </text:list-item>
      </text:list>
      <text:p text:style-name="P3"/>
      <text:list xml:id="list4820693449287" text:continue-numbering="true" text:style-name="WWNum6">
        <text:list-item>
          <text:p text:style-name="P10"><text:span text:style-name="T4">The interview panel will discuss the candidates only after all the candidates have been interviewed. <text:s/>A decision will be made as a panel. The owner has the final decision if ever there is ever a tie break situation, </text:span></text:p>
        </text:list-item>
      </text:list>
      <text:p text:style-name="P2"/>
      <text:list xml:id="list4820041201436" text:continue-numbering="true" text:style-name="WWNum6">
        <text:list-item>
          <text:p text:style-name="P10"><text:span text:style-name="T4">Candidates will be informed of the outcome of the interview by telephone, letter or Email. And will be told of this at the end of their interview. </text:span></text:p>
        </text:list-item>
      </text:list>
      <text:p text:style-name="P3"/>
      <text:list xml:id="list538696866" text:style-name="WWNum2">
        <text:list-item>
          <text:p text:style-name="P15"><text:span text:style-name="T4">An offer of appointment will be made in writing and be conditional to satisfactory references, identity checks, medical suitability, an up-to-date DBS enhanced disclosure being provided or a DBS risk assessment undertaken prior to a satisfactory enhanced DBS Disclosure being received, and any other checks undertaken. ( </text:span><text:span text:style-name="T6">if</text:span><text:span text:style-name="T4"> the checks come back clear, Then they will sign up to the update service, and pay for this themselves annually, and Mandy Grosse will then pay them from works account, as long as they are employed by Extra Time Out Of School Club.) If the DBS came back with anything on it that is deems the candidate unable to work with children (a disqualified person) Ofsted <text:s/>and Lado will be notified immediately. If there is a need for the setting to take on a staff member before receiving their DBS check, they will only do this if all references have been received and have good feedback on them. <text:s/></text:span><text:span text:style-name="T5">the staff member will be shadowed at all times until the form is received by Mandy Grosse</text:span><text:span text:style-name="T4">, </text:span><text:span text:style-name="T6">(the staff member will be made aware that when the form is received, and if the DBS deems them unsuitable, their contract will be withdrawn immediately and they will be escorted from the building immediately, or contacted and asked not to come in again, giving the reasons for this action being taken). </text:span><text:span text:style-name="T4">Ofsted and LADO will be notified immediately. We will also notify Ofsted of any significant event which is likely to affect the suitability of any person who is in regular contact with children on the premises where childcare is provided. (Disqualifying a member of staff could be an instance of a significant event)</text:span></text:p>
        </text:list-item>
      </text:list>
      <text:p text:style-name="P2"/>
      <text:list xml:id="list4821026703962" text:continue-list="list4820041201436" text:style-name="WWNum6">
        <text:list-item>
          <text:p text:style-name="P10"><text:span text:style-name="T4">The successful candidate will initially be offered the post for a 3-month probationary period, the probationary period maybe extended, if necessary, this will be discussed within the one-to-one sessions throughout the probationary period, and agreed between the owner and the probationer.</text:span></text:p>
        </text:list-item>
      </text:list>
      <text:p text:style-name="P2"/>
      <text:list xml:id="list4821382883036" text:continue-numbering="true" text:style-name="WWNum6">
        <text:list-item>
          <text:p text:style-name="P10"><text:span text:style-name="T4">Photocopies of all of the certificates the candidate brought I at the interview, will be taken to be kept in the staff members file within the setting.</text:span></text:p>
        </text:list-item>
      </text:list>
      <text:p text:style-name="P16"/>
      <text:list xml:id="list4819432061632" text:continue-list="list538696866" text:style-name="WWNum2">
        <text:list-item>
          <text:p text:style-name="P15"><text:span text:style-name="T4"><text:s text:c="2"/>It has been noted, that a registered provider or childcare worker can also be disqualified because they live in the same household as another person who is disqualified, or because they live in a household where a disqualified person is employed. </text:span></text:p>
        </text:list-item>
      </text:list>
      <text:p text:style-name="P19"/>
      <text:list xml:id="list4819649603474" text:continue-list="list4821382883036" text:style-name="WWNum6">
        <text:list-item>
          <text:p text:style-name="P10"><text:span text:style-name="T4">All newly appointed staff will undergo an induction programme and be aware of how to access the settings policies and procedures including those related to safeguarding children; standards of conduct, behavior and safe practice; how to raise any concerns and with whom. See Induction Policy. </text:span></text:p>
        </text:list-item>
      </text:list>
      <text:p text:style-name="P2"/>
      <text:p text:style-name="P2"/>
      <text:p text:style-name="P20"><text:soft-page-break/><text:span text:style-name="T13">Signed:<text:tab/><text:tab/><text:tab/><text:tab/><text:tab/><text:tab/>Position in Club: </text:span><text:span text:style-name="T14">owner </text:span></text:p>
      <text:p text:style-name="P21"/>
      <text:p text:style-name="P21"/>
      <text:p text:style-name="P20"><text:span text:style-name="T13">Date: 1</text:span><text:span text:style-name="T18">st</text:span><text:span text:style-name="T13"> may 2026<text:tab/><text:tab/><text:tab/><text:tab/>Review date:<text:tab/>May 2027</text:span></text:p>
      <text:p text:style-name="P21"/>
      <text:p text:style-name="P22"><text:span text:style-name="T13">Signatures below, are to say that you have read and understood this policy and will adhere to it at all times:</text:span></text:p>
      <text:p text:style-name="P23"/>
      <text:list xml:id="list772037330" text:style-name="WWNum4">
        <text:list-item>
          <text:p text:style-name="P24"><text:span text:style-name="T13">Grosse<text:tab/><text:tab/><text:tab/><text:tab/><text:tab/><text:tab/><text:tab/>Date:</text:span></text:p>
        </text:list-item>
      </text:list>
      <text:p text:style-name="P23"/>
      <text:p text:style-name="P22"><text:span text:style-name="T13">H. Bailey<text:tab/><text:tab/><text:tab/><text:tab/><text:tab/><text:tab/><text:tab/>Date:</text:span></text:p>
      <text:p text:style-name="P23"/>
      <text:p text:style-name="P22"><text:span text:style-name="T13">T. Quinn<text:tab/><text:tab/><text:tab/><text:tab/><text:tab/><text:tab/><text:tab/>Date:</text:span></text:p>
      <text:p text:style-name="P23"/>
      <text:p text:style-name="P22"><text:span text:style-name="T13">M.Wright<text:tab/><text:tab/><text:tab/><text:tab/><text:tab/><text:tab/><text:tab/>Date:</text:span></text:p>
      <text:p text:style-name="P23"/>
      <text:p text:style-name="P22"><text:span text:style-name="T13">K.McGinty:<text:tab/><text:tab/><text:tab/><text:tab/><text:tab/><text:tab/><text:tab/>Date:</text:span></text:p>
      <text:p text:style-name="P23"/>
      <text:p text:style-name="P22"><text:span text:style-name="T13">A.Quinn:<text:tab/><text:tab/><text:tab/><text:tab/><text:tab/><text:tab/><text:tab/>Date:</text:span></text:p>
      <text:p text:style-name="P23"/>
      <text:p text:style-name="P22"><text:span text:style-name="T13">L.Nordon-Guest:<text:tab/><text:tab/><text:tab/><text:tab/><text:tab/><text:tab/>Date:</text:span></text:p>
      <text:p text:style-name="P23"/>
      <text:p text:style-name="P22"><text:span text:style-name="T13">S.Corbett:<text:tab/><text:tab/><text:tab/><text:tab/><text:tab/><text:tab/><text:tab/>Date:</text:span></text:p>
      <text:p text:style-name="P8"/>
      <text:p text:style-name="P23"/>
      <text:p text:style-name="P2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Arial" fo:font-family="Arial" style:font-family-generic="roman" style:font-pitch="variable" fo:font-size="10.5pt" fo:font-weight="normal"/>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fo:font-variant="normal" fo:text-transform="none"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fo:font-variant="normal" fo:text-transform="none"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362in" fo:margin-left="0.2362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362in" fo:margin-left="0.2362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1957in" fo:margin-left="0.7874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0457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492in" fo:margin-left="0.4543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0.9543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1.4543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1.954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2.454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2.9543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3.4543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3.95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3"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MT2" style:family="text">
      <style:text-properties fo:font-variant="normal" fo:text-transform="none" fo:color="#000000" style:text-line-through-style="none" style:text-line-through-type="none" style:text-position="super 58%"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M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page-layout style:name="Mpm1">
      <style:page-layout-properties fo:page-width="8.5in" fo:page-height="11in" style:num-format="1" style:print-orientation="portrait" fo:margin-top="0.5in" fo:margin-bottom="0.5in" fo:margin-left="1.25in" fo:margin-right="0.6252in" style:writing-mode="lr-tb" style:layout-grid-color="#c0c0c0" style:layout-grid-lines="2296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83in" fo:margin-left="0in" fo:margin-right="0in" fo:margin-bottom="0.4189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Extra time policies and procedures reviewed 1</text:span><text:span text:style-name="MT2">st</text:span><text:span text:style-name="MT1"> May 2026</text:span><text:span text:style-name="MT3"><text:tab/></text:span></text:p>
      </style:header>
      <style:footer>
        <text:p text:style-name="MP2"><text:span text:style-name="MT4">Page </text:span><text:page-number text:select-page="current">3</text:page-number><text:span text:style-name="MT4"><text:s/>of </text:span><text:page-count>3</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0" meta:word-count="1313" meta:character-count="7920" meta:non-whitespace-character-count="6564"/>
    <meta:generator>LibreOfficeDev/6.0.5.2$Linux_X86_64 LibreOffice_project/</meta:generator>
  </office:meta>
</office:document-meta>
</file>